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6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2876398563073301937" text:style-name="L1">
        <text:list-item>
          <text:p text:style-name="P10">Do not use any Bootstrap</text:p>
        </text:list-item>
      </text:list>
      <text:p text:style-name="P3"/>
      <text:list xml:id="list35376874" text:continue-numbering="true" text:style-name="L1">
        <text:list-item>
          <text:p text:style-name="P16">Use pure Vanilla CSS, HTML (4 and 5) and Javascript/JQuery</text:p>
        </text:list-item>
      </text:list>
      <text:p text:style-name="P3"/>
      <text:list xml:id="list35379431" text:continue-numbering="true" text:style-name="L1">
        <text:list-item>
          <text:p text:style-name="P16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35366293" text:continue-numbering="true" text:style-name="L1">
        <text:list-item>
          <text:p text:style-name="P16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3"/>
      <text:p text:style-name="P4"><text:tab/>STEPS:</text:p>
      <text:p text:style-name="P4"/>
      <text:list xml:id="list6227607800122782306" text:style-name="L2">
        <text:list-item>
          <text:p text:style-name="P11">Make the diagrams using CSS or SVG</text:p>
        </text:list-item>
      </text:list>
      <text:p text:style-name="P3"/>
      <text:list xml:id="list35384080" text:continue-numbering="true" text:style-name="L2">
        <text:list-item>
          <text:p text:style-name="P17">for the addAFlight page, make the inputs to look like you added Bootstrap to them</text:p>
        </text:list-item>
      </text:list>
      <text:p text:style-name="P3"/>
      <text:list xml:id="list35395015" text:continue-numbering="true" text:style-name="L2">
        <text:list-item>
          <text:p text:style-name="P17">make the symbols from the table to be button</text:p>
        </text:list-item>
      </text:list>
      <text:p text:style-name="P3"/>
      <text:list xml:id="list35384101" text:continue-numbering="true" text:style-name="L2">
        <text:list-item>
          <text:p text:style-name="P17">Make the stars from the Rating.html to glow when you click them</text:p>
        </text:list-item>
      </text:list>
      <text:p text:style-name="P4"/>
      <text:p text:style-name="P4"/>
      <text:p text:style-name="P5">JAVASCRIPT</text:p>
      <text:p text:style-name="P3"/>
      <text:p text:style-name="P3"/>
      <text:list xml:id="list3012359807031557481" text:style-name="L3">
        <text:list-item>
          <text:p text:style-name="P18">When delete a flight, make the entire row dissapear from the table</text:p>
        </text:list-item>
      </text:list>
      <text:p text:style-name="P3"/>
      <text:list xml:id="list35378618" text:continue-numbering="true" text:style-name="L3">
        <text:list-item>
          <text:p text:style-name="P18">Maybe make an AJAX to get the flight details</text:p>
        </text:list-item>
      </text:list>
      <text:p text:style-name="P4"/>
      <text:list xml:id="list35378280" text:continue-list="list35384101" text:style-name="L2">
        <text:list-item>
          <text:p text:style-name="P11">For the Sign In section, make somesort of form validation with the strength of the password and the email validity</text:p>
        </text:list-item>
      </text:list>
      <text:p text:style-name="P4"/>
      <text:p text:style-name="P4"><text:tab/><text:a xlink:type="simple" xlink:href="http://www.w3resource.com/javascript/form/all-letters-field.php"><text:span text:style-name="T3">http://www.w3resource.com/javascript/form/all-letters-field.php</text:span></text:a><text:span text:style-name="T3"> (form validation)</text:span></text:p>
      <text:p text:style-name="P4"/>
      <text:list xml:id="list35381714" text:continue-numbering="true" text:style-name="L2">
        <text:list-item>
          <text:p text:style-name="P11">Go to the Sign Up section if you do not have an account</text:p>
        </text:list-item>
      </text:list>
      <text:p text:style-name="P4"/>
      <text:list xml:id="list35393322" text:continue-numbering="true" text:style-name="L2">
        <text:list-item>
          <text:p text:style-name="P11">Add an array in which you have a few airline and airpot names -&gt; when you type a letter, you make examples appear. Add one for each letter (autocomplete)</text:p>
        </text:list-item>
      </text:list>
      <text:p text:style-name="P3"><text:soft-page-break/></text:p>
      <text:list xml:id="list35385494" text:continue-list="list35378618" text:style-name="L3">
        <text:list-item>
          <text:p text:style-name="P12">What do you do when the flight is saved successfully?</text:p>
        </text:list-item>
      </text:list>
      <text:p text:style-name="P4"/>
      <text:list xml:id="list101851009606682339" text:style-name="L4">
        <text:list-item>
          <text:list>
            <text:list-item>
              <text:p text:style-name="P13"><text:span text:style-name="T3">you should be able to click the </text:span>SAVE<text:span text:style-name="T3"> button</text:span></text:p>
            </text:list-item>
          </text:list>
        </text:list-item>
      </text:list>
      <text:p text:style-name="P3"/>
      <text:list xml:id="list35393900" text:continue-numbering="true" text:style-name="L4">
        <text:list-item>
          <text:list>
            <text:list-item>
              <text:p text:style-name="P19">If not everything is completed, you should not be able to pass to the next page, it should highlight where information is missing</text:p>
            </text:list-item>
          </text:list>
        </text:list-item>
      </text:list>
      <text:p text:style-name="P4"/>
      <text:list xml:id="list35396424" text:continue-list="list35385494" text:style-name="L3">
        <text:list-item>
          <text:p text:style-name="P12">What do you do when it fails?</text:p>
        </text:list-item>
      </text:list>
      <text:p text:style-name="P4"/>
      <text:p text:style-name="P4"><text:tab/><text:span text:style-name="T3">- you should show an ERROR message</text:span></text:p>
      <text:p text:style-name="P3"/>
      <text:list xml:id="list5548607195351267365" text:style-name="L5">
        <text:list-item>
          <text:p text:style-name="P14">When you finish and click the "SUBMIT"</text:p>
        </text:list-item>
      </text:list>
      <text:p text:style-name="P4"/>
      <text:p text:style-name="P3"><text:tab/>- when you click "SUBMIT", a message will appear with "Your flight was added" -&gt; as an <text:tab/>banner of alert type (like the ones made with bootstrap)</text:p>
      <text:p text:style-name="P3"/>
      <text:p text:style-name="P3"/>
      <text:p text:style-name="P3"/>
      <text:p text:style-name="P8">{</text:p>
      <text:p text:style-name="P9"><text:span text:style-name="T1"><text:s text:c="4"/>date: </text:span><text:span text:style-name="T2">"15.11.2016"</text:span><text:span text:style-name="T1">,</text:span></text:p>
      <text:p text:style-name="P9"><text:span text:style-name="T1"><text:s text:c="4"/>flightNumber: </text:span><text:span text:style-name="T2">"ROT391"</text:span><text:span text:style-name="T1">,</text:span></text:p>
      <text:p text:style-name="P9"><text:span text:style-name="T1"><text:s text:c="4"/>from: </text:span><text:span text:style-name="T2">"OTP"</text:span><text:span text:style-name="T1">,</text:span></text:p>
      <text:p text:style-name="P9"><text:span text:style-name="T1"><text:s text:c="4"/>to: </text:span><text:span text:style-name="T2">"LHR"</text:span><text:span text:style-name="T1">,</text:span></text:p>
      <text:p text:style-name="P9"><text:span text:style-name="T1"><text:s text:c="4"/>distance: </text:span><text:span text:style-name="T2">"1309"</text:span><text:span text:style-name="T1">,</text:span></text:p>
      <text:p text:style-name="P9"><text:span text:style-name="T1"><text:s text:c="4"/>departure: </text:span><text:span text:style-name="T2">"12:58"</text:span><text:span text:style-name="T1">,</text:span></text:p>
      <text:p text:style-name="P9"><text:span text:style-name="T1"><text:s text:c="4"/>arrival: </text:span><text:span text:style-name="T2">"14:07"</text:span><text:span text:style-name="T1">,</text:span></text:p>
      <text:p text:style-name="P7"><text:s text:c="4"/>airline: {</text:p>
      <text:p text:style-name="P9"><text:span text:style-name="T1"><text:s text:c="8"/>name: </text:span><text:span text:style-name="T2">"TAROM"</text:span><text:span text:style-name="T1">,</text:span></text:p>
      <text:p text:style-name="P9"><text:span text:style-name="T1"><text:s text:c="8"/>logo: </text:span><text:span text:style-name="T2">"http://blabla.com/avianca.jpg"</text:span></text:p>
      <text:p text:style-name="P7"><text:s text:c="4"/>},</text:p>
      <text:p text:style-name="P7"><text:s text:c="4"/>aircraft: {</text:p>
      <text:p text:style-name="P9"><text:span text:style-name="T1"><text:s text:c="12"/>name: </text:span><text:span text:style-name="T2">"Airbus"</text:span><text:span text:style-name="T1">,</text:span></text:p>
      <text:p text:style-name="P9"><text:span text:style-name="T1"><text:s text:c="12"/>model: </text:span><text:span text:style-name="T2">"A318"</text:span></text:p>
      <text:p text:style-name="P7"><text:s text:c="4"/>},</text:p>
      <text:p text:style-name="P9"><text:span text:style-name="T1"><text:s text:c="4"/>seat: </text:span><text:span text:style-name="T2">"20F"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53M17S</meta:editing-duration>
    <meta:editing-cycles>124</meta:editing-cycles>
    <meta:generator>OpenOffice/4.0.1$Win32 OpenOffice.org_project/401m5$Build-9714</meta:generator>
    <dc:date>2016-11-26T15:20:50.50</dc:date>
    <dc:creator>Vlad Mocanu</dc:creator>
    <meta:document-statistic meta:table-count="0" meta:image-count="0" meta:object-count="0" meta:page-count="2" meta:paragraph-count="45" meta:word-count="341" meta:character-count="2059"/>
    <meta:user-defined meta:name="Info 1"/>
    <meta:user-defined meta:name="Info 2"/>
    <meta:user-defined meta:name="Info 3"/>
    <meta:user-defined meta:name="Info 4"/>
  </office:meta>
</office:document-meta>
</file>